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1-05_07-40-59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05_02-15-30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3-01-05_02-15-21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1-04_14-20-2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1-04_21-09-1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8" office:value-type="string">
            <text:p>2023-01-05_09-23-00_000.jpg</text:p>
          </table:table-cell>
          <table:table-cell table:style-name="ce26" office:value-type="string">
            <text:p>:PHOTO 記録 / subject=pH調べ（pH測定；計測；ペーハー） / location=自室 / content=焼酎漬け：オオバ：初回,for=計測値,other=~,activity-id(act-id)=UED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subject=pH調べ（pH測定；計測；ペーハー） / location=自室 / content=焼酎漬け：オオバ：初回,for=計測値,other=~,activity-id(act-id)=UED8">
            <text:p>:PHOTO 記録 / subject=pH調べ（pH測定；計測；ペーハー） / location=自室 / content=焼酎漬け：オオバ：初回,for=計測値,other=~,activity-id(act-id)=UED8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1-05_09-21-38_000.jpg</text:p>
          </table:table-cell>
          <table:table-cell table:style-name="ce26" office:value-type="string">
            <text:p>:PHOTO 記録 / subject=pH調べ（pH測定；計測；ペーハー） / location=自室 / content=焼酎漬け：オオバ：初回,for=試料液、記録,other=~,activity-id(act-id)=UED8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subject=pH調べ（pH測定；計測；ペーハー） / location=自室 / content=焼酎漬け：オオバ：初回,for=試料液、記録,other=~,activity-id(act-id)=UED8">
            <text:p>:PHOTO 記録 / subject=pH調べ（pH測定；計測；ペーハー） / location=自室 / content=焼酎漬け：オオバ：初回,for=試料液、記録,other=~,activity-id(act-id)=UED8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1-05_09-16-49_000.jpg</text:p>
          </table:table-cell>
          <table:table-cell table:style-name="ce26" office:value-type="string">
            <text:p>:PHOTO 記録 / subject=pH調べ（pH測定；計測；ペーハー） / location=自室 / content=焼酎漬け：ニンニク：初回,for=計測値,other=~,activity-id(act-id)=UED8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subject=pH調べ（pH測定；計測；ペーハー） / location=自室 / content=焼酎漬け：ニンニク：初回,for=計測値,other=~,activity-id(act-id)=UED8">
            <text:p>:PHOTO 記録 / subject=pH調べ（pH測定；計測；ペーハー） / location=自室 / content=焼酎漬け：ニンニク：初回,for=計測値,other=~,activity-id(act-id)=UED8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1-05_09-15-45_000.jpg</text:p>
          </table:table-cell>
          <table:table-cell table:style-name="ce26" office:value-type="string">
            <text:p>:PHOTO 記録 / subject=pH調べ（pH測定；計測；ペーハー） / location=自室 / content=焼酎漬け：ニンニク：初回,for=試料液、記録,other=~,activity-id(act-id)=UED8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subject=pH調べ（pH測定；計測；ペーハー） / location=自室 / content=焼酎漬け：ニンニク：初回,for=試料液、記録,other=~,activity-id(act-id)=UED8">
            <text:p>:PHOTO 記録 / subject=pH調べ（pH測定；計測；ペーハー） / location=自室 / content=焼酎漬け：ニンニク：初回,for=試料液、記録,other=~,activity-id(act-id)=UED8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1-05_00-53-05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7" office:value-type="string">
            <text:p>2023-01-05_00-53-16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1-05_00-53-26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1-05_00-54-04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8" office:value-type="string">
            <text:p>2023-01-05_07-53-5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04_15-52-32_000.jpg</text:p>
          </table:table-cell>
          <table:table-cell table:style-name="ce26" office:value-type="string">
            <text:p>:m #*# RES / free / res-id=XEXR / theme=~ / genre=jilihag:strany,content=イラン：ケルマン（都市）：神奈川県、川崎市：比較 / session-number=~ / doc=~,other=日本：主要都市：都市間：距離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#*# RES / free / res-id=XEXR / theme=~ / genre=jilihag:strany,content=イラン：ケルマン（都市）：神奈川県、川崎市：比較 / session-number=~ / doc=~,other=日本：主要都市：都市間：距離">
            <text:p>:m #*# RES / free / res-id=XEXR / theme=~ / genre=jilihag:strany,content=イラン：ケルマン（都市）：神奈川県、川崎市：比較 / session-number=~ / doc=~,other=日本：主要都市：都市間：距離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7" office:value-type="string">
            <text:p>2023-01-04_17-30-37_000.jpg</text:p>
          </table:table-cell>
          <table:table-cell table:style-name="ce26" office:value-type="string">
            <text:p>:m RES 1*1 / free# JVEMV6 83#_76:1 / 83. chemistry / topics=物理化学：熱力学：反応速度,w=活性化エネルギー；活性錯体；生成系；原系,s=~,i=~,other=,next=,doc=r-1-1~1.3:『読み物　物理化学』:p.5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1*1 / free# JVEMV6 83#_76:1 / 83. chemistry / topics=物理化学：熱力学：反応速度,w=活性化エネルギー；活性錯体；生成系；原系,s=~,i=~,other=,next=,doc=r-1-1~1.3:『読み物　物理化学』:p.53">
            <text:p>:m RES 1*1 / free# JVEMV6 83#_76:1 / 83. chemistry / topics=物理化学：熱力学：反応速度,w=活性化エネルギー；活性錯体；生成系；原系,s=~,i=~,other=,next=,doc=r-1-1~1.3:『読み物　物理化学』:p.53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1-04_18-57-02_000.jpg</text:p>
          </table:table-cell>
          <table:table-cell table:style-name="ce26" office:value-type="string">
            <text:p>:m :篠笛,shinobue #*# / session-memo:session-1 / 1#1 / p.1-&lt;1&gt;:genre=melody,key=h-2(B),session=hour-~,musesco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:篠笛,shinobue #*# / session-memo:session-1 / 1#1 / p.1-&lt;1&gt;:genre=melody,key=h-2(B),session=hour-~,musescore=~">
            <text:p>:m :篠笛,shinobue #*# / session-memo:session-1 / 1#1 / p.1-&lt;1&gt;:genre=melody,key=h-2(B),session=hour-~,musescore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1-04_19-17-15_000.jpg</text:p>
          </table:table-cell>
          <table:table-cell table:style-name="ce26" office:value-type="string">
            <text:p>:m #*# / memo:other(m:other) / topic=お父さん：遺品整理、関連, about=雑誌：購読：停止の要請：メールを出した,content=~,other=購読先：fujisan,id=~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05_00-35-08_000.jpg</text:p>
          </table:table-cell>
          <table:table-cell table:style-name="ce26" office:value-type="string">
            <text:p>:m / 1*1 / percussion,rythm / session-memo / p.1:content=~,key=~,for=~,from=~,R=~,item=~,hitter=スプーン（小）；ペーパーナイフ,pieces=酒の瓶：ブラックニッカ,genr=pattern-atom,other=~,memo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m / 1*1 / percussion,rythm / session-memo / p.1:content=~,key=~,for=~,from=~,R=~,item=~,hitter=スプーン（小）；ペーパーナイフ,pieces=酒の瓶：ブラックニッカ,genr=pattern-atom,other=~,memo+">
            <text:p>:m / 1*1 / percussion,rythm / session-memo / p.1:content=~,key=~,for=~,from=~,R=~,item=~,hitter=スプーン（小）；ペーパーナイフ,pieces=酒の瓶：ブラックニッカ,genr=pattern-atom,other=~,memo+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1-05_07-41-07_000.jpg</text:p>
          </table:table-cell>
          <table:table-cell table:style-name="ce26" office:value-type="string">
            <text:p>:m :haja / action activity / やること / genre=mandeunda:generalny / content=家を作りたい：茅葺き、土壁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0" office:value-type="string">
            <text:p>2023-01-05_10-35-25_000.jpg</text:p>
          </table:table-cell>
          <table:table-cell table:style-name="ce26" office:value-type="string">
            <text:p>:m #*# RES / JVEMV6 64#229_hattatsu_sugao / 『発達障害の素顔』 著者=山口真美,校注=~ / p.72 / w=ドーパミン,topic=~,publisher=~,other=memo+:ドーパミン、カテコール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m #*# RES / JVEMV6 64#229_hattatsu_sugao / 『発達障害の素顔』 著者=山口真美,校注=~ / p.72 / w=ドーパミン,topic=~,publisher=~,other=memo+:ドーパミン、カテコール">
            <text:p>:m #*# RES / JVEMV6 64#229_hattatsu_sugao / 『発達障害の素顔』 著者=山口真美,校注=~ / p.72 / w=ドーパミン,topic=~,publisher=~,other=memo+:ドーパミン、カテコール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2023/01/05</text:date>, <text:time>12:48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5T12:48:07.04</dc:date>
    <dc:creator>iwabuchi ken</dc:creator>
    <meta:editing-duration>P52DT18H45M1S</meta:editing-duration>
    <meta:editing-cycles>16938</meta:editing-cycles>
    <meta:document-statistic meta:table-count="2" meta:cell-count="931" meta:object-count="0"/>
    <meta:user-defined meta:name="qrichtext">1</meta:user-defined>
  </office:meta>
</office:document-meta>
</file>